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7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sekcija</text:span></text:p>
      <text:p text:style-name="Standard"/>
      <text:p text:style-name="Standard">dusan@dusan-PC:~$ docker exec -it postgres12 psql -U roo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9:59:47.578042926</meta:creation-date>
    <dc:date>2023-10-14T20:00:45.978576089</dc:date>
    <meta:editing-duration>PT59S</meta:editing-duration>
    <meta:editing-cycles>1</meta:editing-cycles>
    <meta:document-statistic meta:table-count="0" meta:image-count="0" meta:object-count="0" meta:page-count="1" meta:paragraph-count="2" meta:word-count="10" meta:character-count="67" meta:non-whitespace-character-count="59"/>
    <meta:generator>LibreOffice/7.3.7.2$Linux_X86_64 LibreOffice_project/30$Build-2</meta:generator>
  </office:meta>
</office:document-meta>
</file>